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78c" officeooo:paragraph-rsid="00096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 EN PYTHON3 CON ROS NOETIC UBUNTU 20</text:p>
      <text:p text:style-name="P1"/>
      <text:p text:style-name="P1">mkdir -p python3_ws/src</text:p>
      <text:p text:style-name="P1"/>
      <text:p text:style-name="P1">cd python3_ws</text:p>
      <text:p text:style-name="P1"/>
      <text:p text:style-name="P1">virtualenv py3env –python=python3</text:p>
      <text:p text:style-name="P1"/>
      <text:p text:style-name="P1">source py3env/bin/activate</text:p>
      <text:p text:style-name="P1"/>
      <text:p text:style-name="P1">pip install yaml</text:p>
      <text:p text:style-name="P1"/>
      <text:p text:style-name="P1">pip install rospkg</text:p>
      <text:p text:style-name="P1"/>
      <text:p text:style-name="P1">pip install empy</text:p>
      <text:p text:style-name="P1"/>
      <text:p text:style-name="P1">catkin_make -DPYTHON_EXECUTABLE:FILEPATH=/home/julio/Escritorio/julio/doctorado/primer_anyo/digit/ros/python3_ws/py3env/bin/python</text:p>
      <text:p text:style-name="P1"/>
      <text:p text:style-name="P1">source devel/setup.bash</text:p>
      <text:p text:style-name="P1"/>
      <text:p text:style-name="P1">catkin_create_pkg digit_interface std_msgs roscpp rospy</text:p>
      <text:p text:style-name="P1"/>
      <text:p text:style-name="P1"/>
      <text:p text:style-name="P1">catkin_make -DPYTHON_EXECUTABLE:FILEPATH=/home/julio/Escritorio/julio/doctorado/primer_anyo/digit/ros/python3_ws/py3env/bin/pytho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0:43:48.453350126</meta:creation-date>
    <dc:date>2022-09-13T10:47:30.495140019</dc:date>
    <meta:editing-duration>PT3M42S</meta:editing-duration>
    <meta:editing-cycles>1</meta:editing-cycles>
    <meta:document-statistic meta:table-count="0" meta:image-count="0" meta:object-count="0" meta:page-count="1" meta:paragraph-count="12" meta:word-count="38" meta:character-count="522" meta:non-whitespace-character-count="496"/>
    <meta:generator>LibreOffice/6.4.7.2$Linux_X86_64 LibreOffice_project/40$Build-2</meta:generator>
  </office:meta>
</office:document-meta>
</file>